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42cm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11.817cm" svg:y="8.4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4.445cm" svg:height="0.762cm" svg:x="9.912cm" svg:y="10.386cm">
          <text:p text:style-name="P2"><text:span text:style-name="T1">T: prox. taref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198cm" svg:y1="9.243cm" svg:x2="12.198cm" svg:y2="10.386cm">
          <text:p/>
        </draw:line>
        <draw:line draw:style-name="gr3" draw:text-style-name="P1" draw:layer="layout" svg:x1="12.198cm" svg:y1="9.243cm" svg:x2="12.198cm" svg:y2="10.386cm">
          <text:p/>
        </draw:line>
        <draw:line draw:style-name="gr3" draw:text-style-name="P1" draw:layer="layout" svg:x1="6.688cm" svg:y1="17.142cm" svg:x2="6.688cm" svg:y2="18.285cm">
          <text:p/>
        </draw:line>
        <draw:custom-shape draw:style-name="gr4" draw:text-style-name="P1" xml:id="id2" draw:id="id2" draw:layer="layout" svg:width="0.762cm" svg:height="0.762cm" svg:x="11.817cm" svg:y="12.29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12.198cm" svg:y1="13.026cm" svg:x2="12.198cm" svg:y2="14.169cm">
          <text:p/>
        </draw:line>
        <draw:line draw:style-name="gr3" draw:text-style-name="P1" draw:layer="layout" svg:x1="11.9cm" svg:y1="12.672cm" svg:x2="7.074cm" svg:y2="12.672cm">
          <text:p/>
        </draw:line>
        <draw:frame draw:style-name="gr5" draw:text-style-name="P3" draw:layer="layout" svg:width="5.334cm" svg:height="1.092cm" svg:x="12.198cm" svg:y="13.053cm">
          <draw:text-box>
            <text:p text:style-name="P3"><text:span text:style-name="T1">[tempo_chegada_T &lt; tempo]</text:span></text:p>
          </draw:text-box>
        </draw:frame>
        <draw:frame draw:style-name="gr5" draw:text-style-name="P3" draw:layer="layout" svg:width="5.588cm" svg:height="1.092cm" svg:x="6.864cm" svg:y="11.783cm">
          <draw:text-box>
            <text:p text:style-name="P3"><text:span text:style-name="T1">[tempo_chegada_T &gt;= tempo]</text:span></text:p>
          </draw:text-box>
        </draw:frame>
        <draw:custom-shape draw:style-name="gr2" draw:text-style-name="P2" draw:layer="layout" svg:width="4.445cm" svg:height="0.762cm" svg:x="9.912cm" svg:y="14.088cm">
          <text:p text:style-name="P2"><text:span text:style-name="T1">enfileira 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2.134cm" svg:y1="14.854cm" svg:x2="19.796cm" svg:y2="10.779cm" svg:d="M12134 14854v498h7662v-4573" svg:viewBox="0 0 7663 4574">
          <text:p/>
        </draw:connector>
        <draw:line draw:style-name="gr3" draw:text-style-name="P1" draw:layer="layout" svg:x1="19.799cm" svg:y1="10.779cm" svg:x2="14.21cm" svg:y2="10.803cm">
          <text:p/>
        </draw:line>
        <draw:custom-shape draw:style-name="gr2" draw:text-style-name="P2" draw:layer="layout" svg:width="4.445cm" svg:height="0.762cm" svg:x="4.562cm" svg:y="16.382cm">
          <text:p text:style-name="P2"><text:span text:style-name="T1">Desenfileira T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688cm" svg:y1="12.672cm" svg:x2="6.688cm" svg:y2="16.355cm">
          <text:p/>
        </draw:line>
        <draw:line draw:style-name="gr3" draw:text-style-name="P1" draw:layer="layout" svg:x1="12.198cm" svg:y1="11.148cm" svg:x2="12.198cm" svg:y2="12.291cm">
          <text:p/>
        </draw:line>
        <draw:custom-shape draw:style-name="gr2" draw:text-style-name="P2" draw:layer="layout" svg:width="5.08cm" svg:height="0.762cm" svg:x="4.262cm" svg:y="18.314cm">
          <text:p text:style-name="P2"><text:span text:style-name="T1">tempo = tempo_chegada_T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688cm" svg:y1="19.073cm" svg:x2="6.688cm" svg:y2="20.216cm">
          <text:p/>
        </draw:line>
        <draw:custom-shape draw:style-name="gr2" draw:text-style-name="P2" xml:id="id1" draw:id="id1" draw:layer="layout" svg:width="7.62cm" svg:height="2.54cm" svg:x="2.397cm" svg:y="18.272cm">
          <text:p text:style-name="P2"><text:span text:style-name="T1">processa T1:</text:span></text:p>
          <text:p text:style-name="P2"><text:span text:style-name="T1">temponecessario_T1: taman_T1 / capacidade</text:span></text:p>
          <text:p text:style-name="P2"><text:span text:style-name="T1">tempo = tempo + temponecessario_T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762cm" svg:height="0.762cm" svg:x="6.305cm" svg:y="12.29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5" draw:text-style-name="P3" draw:layer="layout" svg:width="5.334cm" svg:height="1.092cm" svg:x="3.998cm" svg:y="13.853cm">
          <draw:text-box>
            <text:p text:style-name="P3"><text:span text:style-name="T1">[fila não vazia]</text:span></text:p>
          </draw:text-box>
        </draw:frame>
        <draw:line draw:style-name="gr7" draw:text-style-name="P1" draw:layer="layout" svg:x1="6.698cm" svg:y1="11.248cm" svg:x2="6.698cm" svg:y2="12.366cm">
          <text:p/>
        </draw:line>
        <draw:line draw:style-name="gr3" draw:text-style-name="P1" draw:layer="layout" svg:x1="12.198cm" svg:y1="11.148cm" svg:x2="12.198cm" svg:y2="12.291cm">
          <text:p/>
        </draw:line>
        <draw:line draw:style-name="gr3" draw:text-style-name="P1" draw:layer="layout" svg:x1="12.198cm" svg:y1="11.148cm" svg:x2="12.198cm" svg:y2="12.291cm">
          <text:p/>
        </draw:line>
        <draw:frame draw:style-name="gr5" draw:text-style-name="P3" draw:layer="layout" svg:width="2.54cm" svg:height="1.092cm" svg:x="4.673cm" svg:y="11.653cm">
          <draw:text-box>
            <text:p text:style-name="P3"><text:span text:style-name="T1">[fila vazia]</text:span></text:p>
          </draw:text-box>
        </draw:frame>
        <draw:custom-shape draw:style-name="gr2" draw:text-style-name="P2" draw:layer="layout" svg:width="5.08cm" svg:height="0.762cm" svg:x="4.263cm" svg:y="10.515cm">
          <text:p text:style-name="P2"><text:span text:style-name="T1">tem</text:span><text:span text:style-name="T1">po </text:span><text:span text:style-name="T1">= </text:span><text:span text:style-name="T1">tem</text:span><text:span text:style-name="T1">po_</text:span><text:span text:style-name="T1">che</text:span><text:span text:style-name="T1">gad</text:span><text:span text:style-name="T1">a_</text:span><text:span text:style-name="T1">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6.69cm" svg:y1="9.331cm" svg:x2="6.69cm" svg:y2="10.499cm">
          <text:p/>
        </draw:line>
        <draw:custom-shape draw:style-name="gr2" draw:text-style-name="P2" draw:layer="layout" svg:width="7.561cm" svg:height="2.54cm" svg:x="2.964cm" svg:y="6.816cm">
          <text:p text:style-name="P2"><text:span text:style-name="T1">processa T:</text:span></text:p>
          <text:p text:style-name="P2"><text:span text:style-name="T1">temponecessario_T: taman_T / capacidade</text:span></text:p>
          <text:p text:style-name="P2"><text:span text:style-name="T1">tempo = tempo + temponecessario_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4.302cm" svg:x1="10.017cm" svg:y1="19.542cm" svg:x2="12.579cm" svg:y2="12.672cm" draw:start-shape="id1" draw:start-glue-point="1" draw:end-shape="id2" draw:end-glue-point="7" svg:d="M10017 19542h7366v-6870h-4804" svg:viewBox="0 0 7367 68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8:34:24.053656916</meta:creation-date>
    <dc:date>2016-06-07T19:45:26.211074321</dc:date>
    <meta:editing-duration>PT1H7M56S</meta:editing-duration>
    <meta:editing-cycles>25</meta:editing-cycles>
    <meta:generator>LibreOffice/4.2.8.2$Linux_X86_64 LibreOffice_project/420m0$Build-2</meta:generator>
    <meta:document-statistic meta:object-count="29"/>
  </office:meta>
</office:document-meta>
</file>